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10.422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0.422cm"/>
    </style:style>
    <style:style style:name="gr3" style:family="graphic" style:parent-style-name="standard">
      <style:graphic-properties draw:opacity="50%" draw:opacity-name="" draw:textarea-horizontal-align="justify" draw:textarea-vertical-align="middle" draw:auto-grow-height="false" fo:min-height="5.084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5.084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0.468cm" fo:min-width="0.30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opacity="50%"/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922cm" svg:height="1.778cm" svg:x="8.382cm" svg:y="1.016cm">
          <text:p text:style-name="P1">San Ram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22cm" svg:height="1.016cm" svg:x="8.382cm" svg:y="3.048cm">
          <text:p text:style-name="P1"><text:span text:style-name="T1">as of 10:05 am PD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128cm" svg:height="5.334cm" svg:x="8.382cm" svg:y="4.318cm">
          <text:p text:style-name="P3"><text:span text:style-name="T2">62</text:span></text:p>
          <text:p text:style-name="P3"><text:span text:style-name="T3">SUNNY</text:span></text:p>
          <text:p text:style-name="P3"><text:span text:style-name="T3"/></text:p>
          <text:p text:style-name="P3"><text:span text:style-name="T3">feels like 62</text:span></text:p>
          <text:p text:style-name="P3"><text:span text:style-name="T3">H 85 / L 54</text:span></text:p>
          <text:p text:style-name="P3"><text:span text:style-name="T3">UV Index 3 of 1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5.334cm" svg:x="16.764cm" svg:y="4.318cm">
          <text:p text:style-name="P3"><text:span text:style-name="T4">Wind</text:span></text:p>
          <text:p text:style-name="P3"><text:span text:style-name="T5">NW 3mph</text:span></text:p>
          <text:p text:style-name="P3"><text:span text:style-name="T4">Humidity</text:span></text:p>
          <text:p text:style-name="P3"><text:span text:style-name="T5">66%</text:span></text:p>
          <text:p text:style-name="P3"><text:span text:style-name="T4">Dew Point</text:span></text:p>
          <text:p text:style-name="P3"><text:span text:style-name="T5">51</text:span></text:p>
          <text:p text:style-name="P3"><text:span text:style-name="T4">Pressure</text:span></text:p>
          <text:p text:style-name="P3"><text:span text:style-name="T5">30.01 in +</text:span></text:p>
          <text:p text:style-name="P3"><text:span text:style-name="T4">Visibility</text:span></text:p>
          <text:p text:style-name="P3"><text:span text:style-name="T5">10.0 mi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032cm" svg:x="13.97cm" svg:y="4.57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0:23:09.609081056</meta:creation-date>
    <dc:date>2016-09-17T07:42:13.054699222</dc:date>
    <meta:editing-duration>PT21H8M53S</meta:editing-duration>
    <meta:editing-cycles>1</meta:editing-cycles>
    <meta:document-statistic meta:object-count="28"/>
    <meta:generator>LibreOffice/5.1.4.2$Linux_X86_64 LibreOffice_project/10m0$Build-2</meta:generator>
  </office:meta>
</office:document-meta>
</file>